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GroupId&gt;</text:span>,</text:p>
      <text:p text:style-name="P7">"description": "<text:span text:style-name="T1">SPSF minimum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SPSF Fält + MilSnabb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GroupId&gt;</text:span>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{</text:p>
      <text:p text:style-name="P7">"id": <text:span text:style-name="T1">&lt;classGroupId&gt;</text:span>,</text:p>
      <text:p text:style-name="P7">"classes": ["1", "2", "3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5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7"/>
      <text:p text:style-name="P7">// Optional; if undefined division is not required for registration.</text:p>
      <text:p text:style-name="P7">"divisionGroup": <text:span text:style-name="T1">&lt;disciplineId&gt;</text:span>,</text:p>
      <text:p text:style-name="P7"/>
      <text:p text:style-name="P7">// Optional; if undefined class is not required for registration.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,</text:p>
      <text:p text:style-name="P7"/>
      <text:p text:style-name="P7">// Optional; used if one class applies to all events in the group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{</text:p>
      <text:p text:style-name="P7">// Rule saying only one entry may be made for each division;</text:p>
      <text:p text:style-name="P7">// participants can only register once in each division.</text:p>
      <text:p text:style-name="P7">"type": "division-unique"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4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"<text:span text:style-name="T1">Patrik Manlig</text:span>",</text:p>
      <text:p text:style-name="P6">"email": "<text:span text:style-name="T1">ordforande@gavlepistol.se</text:span>"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3M38S</meta:editing-duration>
    <meta:editing-cycles>6</meta:editing-cycles>
    <meta:generator>OpenOffice/4.1.4$Win32 OpenOffice.org_project/414m5$Build-9788</meta:generator>
    <dc:date>2018-04-06T09:38:53.39</dc:date>
    <dc:creator>Patrik Manlig</dc:creator>
    <meta:document-statistic meta:table-count="0" meta:image-count="0" meta:object-count="0" meta:page-count="3" meta:paragraph-count="153" meta:word-count="540" meta:character-count="3591"/>
    <meta:user-defined meta:name="Info 1"/>
    <meta:user-defined meta:name="Info 2"/>
    <meta:user-defined meta:name="Info 3"/>
    <meta:user-defined meta:name="Info 4"/>
  </office:meta>
</office:document-meta>
</file>